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weight="bold" officeooo:rsid="000e343d" officeooo:paragraph-rsid="000e343d" style:font-weight-asian="bold" style:font-weight-complex="bold"/>
    </style:style>
    <style:style style:name="P2" style:family="paragraph" style:parent-style-name="Default">
      <style:paragraph-properties fo:line-height="200%"/>
      <style:text-properties fo:font-weight="bold" officeooo:rsid="000e343d" officeooo:paragraph-rsid="000e343d" style:font-weight-asian="bold" style:font-weight-complex="bold"/>
    </style:style>
    <style:style style:name="P3" style:family="paragraph" style:parent-style-name="Default">
      <style:paragraph-properties fo:line-height="200%"/>
    </style:style>
    <style:style style:name="P4" style:family="paragraph" style:parent-style-name="Default">
      <style:paragraph-properties fo:line-height="200%"/>
      <style:text-properties officeooo:paragraph-rsid="000e343d"/>
    </style:style>
    <style:style style:name="T1" style:family="text">
      <style:text-properties fo:font-size="11.5pt" style:font-size-asian="11.5pt"/>
    </style:style>
    <style:style style:name="T2" style:family="text">
      <style:text-properties style:text-line-through-style="none" style:text-line-through-type="none" fo:font-size="11.5pt" style:text-underline-style="none" style:font-size-asian="11.5pt"/>
    </style:style>
    <style:style style:name="T3" style:family="text">
      <style:text-properties style:text-line-through-style="none" style:text-line-through-type="none" fo:font-size="11.5pt" style:text-underline-style="none" officeooo:rsid="000e343d" style:font-size-asian="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cknowledgements</text:span></text:p>
      <text:p text:style-name="P2"><text:span text:style-name="T1"/></text:p>
      <text:p text:style-name="P2"><text:span text:style-name="T1">Firstly, I would like to express my gratitude to Patrick Browne for the continuous support, patience and motivation given during the preparation of this dissertation. I cannot imagine having a better advisor and supervisor for this.</text:span></text:p>
      <text:p text:style-name="P2"><text:span text:style-name="T1"><text:s/></text:span></text:p>
      <text:p text:style-name="P4"><text:span text:style-name="T2">Besides my </text:span><text:span text:style-name="T3">supervisor</text:span><text:span text:style-name="T2">, I wish to thank </text:span><text:span text:style-name="T3">the entire school of computing staff in</text:span><text:span text:style-name="T2"> the Dublin Institute of Technology who have provided an amazing </text:span><text:span text:style-name="T3">experience during the course of my studies in Kevin Street.</text:span></text:p>
      <text:p text:style-name="P4"><text:span text:style-name="T2"><text:s/></text:span></text:p>
      <text:p text:style-name="P3"><text:span text:style-name="T2">My sincere thanks also goes to </text:span><text:span text:style-name="T3">a number of people who answered silly questions, gave freely their expertise and experience in many aspects of my project, especially in the run up to submission with code problems I was experiencing, none more than Nigel Hanlon, and Donovan Hutchinson for his freely available course on CSS animation and his advice throughout</text:span><text:span text:style-name="T2">.</text:span></text:p>
      <text:p text:style-name="P3"><text:span text:style-name="T2"/></text:p>
      <text:p text:style-name="P4"><text:span text:style-name="T2">I also would like to express my sincere gratitude to </text:span><text:span text:style-name="T3">Robert Matthews</text:span><text:span text:style-name="T2"> for the proofreading provided. </text:span></text:p>
      <text:p text:style-name="P1"><text:span text:style-name="T2">Last and certainly not least, I would like to thank my wife Siobhán, my children Cóil, Clíodhna, Doireann and Fiadh and my extended family particularly my Father in law Tom O'Neill for supporting me throughout my return to college and encouragement during the entire perios and not just in the writing of this dissert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21:13:00</meta:creation-date>
    <dc:title>Evaluation of the potential of using open source GIS software in the engineering consultancy sector in Ireland</dc:title>
    <meta:initial-creator>Nuria Arteaga</meta:initial-creator>
    <dc:subject>MSc in Spatial Information Management</dc:subject>
    <dc:date>2015-12-29T00:47:37.405000000</dc:date>
    <meta:editing-duration>PT14M34S</meta:editing-duration>
    <meta:editing-cycles>1</meta:editing-cycles>
    <meta:document-statistic meta:table-count="0" meta:image-count="0" meta:object-count="0" meta:page-count="1" meta:paragraph-count="8" meta:word-count="200" meta:character-count="1235" meta:non-whitespace-character-count="1037"/>
    <meta:generator>LibreOffice/4.4.6.3$Windows_x86 LibreOffice_project/e8938fd3328e95dcf59dd64e7facd2c7d67c704d</meta:generator>
  </office:meta>
</office:document-meta>
</file>